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41cm" svg:y1="4.676cm" svg:x2="9.841cm" svg:y2="11.534cm">
          <text:p/>
        </draw:line>
        <draw:line draw:style-name="gr2" draw:text-style-name="P1" draw:layer="layout" svg:x1="9.841cm" svg:y1="11.534cm" svg:x2="17.715cm" svg:y2="11.534cm">
          <text:p/>
        </draw:line>
        <draw:custom-shape draw:style-name="gr3" draw:text-style-name="P2" draw:layer="layout" svg:width="0.508cm" svg:height="0.508cm" svg:x="10.906cm" svg:y="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408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3.808cm" svg:y="9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1.94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3.508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08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608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7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31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343cm" svg:y="1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61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922cm" svg:y1="7.248cm" svg:x2="14.509cm" svg:y2="7.248cm">
          <text:p/>
        </draw:line>
        <draw:frame draw:style-name="gr5" draw:text-style-name="P3" draw:layer="layout" svg:width="6.238cm" svg:height="0.962cm" svg:x="15.128cm" svg:y="6.302cm">
          <draw:text-box>
            <text:p><text:span text:style-name="T1">High interestingness</text:span></text:p>
          </draw:text-box>
        </draw:frame>
        <draw:custom-shape draw:style-name="gr3" draw:text-style-name="P2" draw:layer="layout" svg:width="0.508cm" svg:height="0.508cm" svg:x="12.17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08cm" svg:height="0.508cm" svg:x="13.827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457cm" svg:height="0.962cm" svg:x="13.765cm" svg:y="11.631cm">
          <draw:text-box>
            <text:p><text:span text:style-name="T1">Nescience</text:span></text:p>
          </draw:text-box>
        </draw:frame>
        <draw:frame draw:style-name="gr8" draw:text-style-name="P3" draw:layer="layout" svg:width="3.491cm" svg:height="0.962cm" draw:transform="rotate (1.5707963267949) translate (8.725cm 8.885cm)">
          <draw:text-box>
            <text:p><text:span text:style-name="T1">Relevance</text:span></text:p>
          </draw:text-box>
        </draw:frame>
        <draw:custom-shape draw:style-name="gr9" draw:text-style-name="P4" draw:layer="layout" svg:width="0.508cm" svg:height="0.508cm" svg:x="11.66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823cm" svg:y1="10.915cm" svg:x2="12.41cm" svg:y2="10.915cm">
          <text:p/>
        </draw:line>
        <draw:frame draw:style-name="gr5" draw:text-style-name="P3" draw:layer="layout" svg:width="6.098cm" svg:height="0.962cm" svg:x="13.029cm" svg:y="9.969cm">
          <draw:text-box>
            <text:p><text:span text:style-name="T1">Low </text:span><text:span text:style-name="T1">interestin</text:span><text:span text:style-name="T1">gn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09:00:54.758603951</meta:creation-date>
    <dc:date>2016-08-31T11:33:03.910747649</dc:date>
    <meta:editing-duration>PT2M35S</meta:editing-duration>
    <meta:editing-cycles>2</meta:editing-cycles>
    <meta:generator>LibreOffice/5.1.4.2$Linux_X86_64 LibreOffice_project/10m0$Build-2</meta:generator>
    <meta:document-statistic meta:object-count="22"/>
  </office:meta>
</office:document-meta>
</file>